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6.536cm"/>
    </style:style>
    <style:style style:name="ro1" style:family="table-row">
      <style:table-row-properties style:row-height="4.0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Ubuntu" fo:font-size="18pt" style:font-size-asian="18pt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table:number-columns-spanned="3" table:number-rows-spanned="1">
            <text:p>Diario Di Bordo – Scuola Lavo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Data</text:p>
          </table:table-cell>
          <table:table-cell table:style-name="ce2" office:value-type="string">
            <text:p>Ora</text:p>
          </table:table-cell>
          <table:table-cell table:style-name="ce2" office:value-type="string">
            <text:p>Descrizione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Prima Settimana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18-04-20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zione all'Alternanza Scuola Lavoro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office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office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19-04-20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piegazione alla classe della piattaforma per la gestione dei files relativi al progetto github.com. Sono state in oltre scartate altre proposte relative al progetto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office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office:value-type="string">
            <text:p>Idee progettuali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0-04-201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1-04-201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2-04-201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3-04-201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 table:number-rows-repeated="8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20/04/2016</text:date>, <text:time>11.10.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20T11:05:04.37</dc:date>
    <meta:editing-duration>PT18M49S</meta:editing-duration>
    <meta:editing-cycles>5</meta:editing-cycles>
    <meta:generator>OpenOffice/4.1.1$Win32 OpenOffice.org_project/411m6$Build-9775</meta:generator>
    <meta:document-statistic meta:table-count="1" meta:cell-count="55" meta:object-count="0"/>
  </office:meta>
</office:document-meta>
</file>